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presentation="urn:oasis:names:tc:opendocument:xmlns:presentation:1.0"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44in"/>
    </style:style>
    <style:style style:name="co2" style:family="table-column">
      <style:table-column-properties fo:break-before="auto" style:column-width="1.4634in"/>
    </style:style>
    <style:style style:name="co3" style:family="table-column">
      <style:table-column-properties fo:break-before="auto" style:column-width="9.2in"/>
    </style:style>
    <style:style style:name="co4" style:family="table-column">
      <style:table-column-properties fo:break-before="auto" style:column-width="0.7in"/>
    </style:style>
    <style:style style:name="co5" style:family="table-column">
      <style:table-column-properties fo:break-before="auto" style:column-width="3.2409in"/>
    </style:style>
    <style:style style:name="co6" style:family="table-column">
      <style:table-column-properties fo:break-before="auto" style:column-width="0.8071in"/>
    </style:style>
    <style:style style:name="co7" style:family="table-column">
      <style:table-column-properties fo:break-before="auto" style:column-width="1.95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d7"/>
    </style:style>
    <style:style style:name="ce3" style:family="table-cell" style:parent-style-name="Default">
      <style:table-cell-properties fo:background-color="#ffd7d7"/>
    </style:style>
    <style:style style:name="ce4" style:family="table-cell" style:parent-style-name="Default">
      <style:table-cell-properties fo:background-color="#ffffd7"/>
      <style:text-properties fo:font-weight="normal" style:font-weight-asian="normal" style:font-weight-complex="normal"/>
    </style:style>
    <style:style style:name="ce5" style:family="table-cell" style:parent-style-name="Default">
      <style:table-cell-properties fo:background-color="#dee6ef"/>
    </style:style>
    <style:style style:name="ce6" style:family="table-cell" style:parent-style-name="Default">
      <style:table-cell-properties fo:background-color="#dde8c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style:text-line-through-type="none" style:text-underline-style="none" style:text-underline-color="font-color" fo:font-weight="normal" fo:font-size="10pt" fo:font-style="italic"/>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Product_2023-2-6" table:style-name="ta1">
        <office:forms form:automatic-focus="false" form:apply-design-mode="false"/>
        <table:table-column table:style-name="co1" table:default-cell-style-name="Default"/>
        <table:table-column table:style-name="co2" table:default-cell-style-name="Default"/>
        <table:table-column table:style-name="co3" table:default-cell-style-name="ce6"/>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catalog_number</text:p>
          </table:table-cell>
          <table:table-cell table:style-name="ce1" office:value-type="string" calcext:value-type="string">
            <text:p>main_image</text:p>
          </table:table-cell>
          <table:table-cell table:style-name="ce1" office:value-type="string" calcext:value-type="string">
            <text:p>attributes</text:p>
          </table:table-cell>
          <table:table-cell table:style-name="ce1" office:value-type="string" calcext:value-type="string">
            <text:p>detail_attributes</text:p>
          </table:table-cell>
          <table:table-cell table:style-name="ce1" office:value-type="string" calcext:value-type="string">
            <text:p>documents</text:p>
          </table:table-cell>
          <table:table-cell table:style-name="ce1" office:value-type="string" calcext:value-type="string">
            <text:p>additional_description</text:p>
          </table:table-cell>
          <table:table-cell table:style-name="ce1" table:number-columns-repeated="1017"/>
        </table:table-row>
        <table:table-row table:style-name="ro1">
          <table:table-cell office:value-type="float" office:value="6423206" calcext:value-type="float">
            <text:p>6423206</text:p>
          </table:table-cell>
          <table:table-cell office:value-type="string" calcext:value-type="string">
            <text:p>MMX32AA017N0-0</text:p>
          </table:table-cell>
          <table:table-cell table:style-name="ce5" office:value-type="string" calcext:value-type="string">
            <text:p>https://dynamicmedia.eaton.com/is/image/eaton/MMX12AA1D7F0-0_C</text:p>
          </table:table-cell>
          <table:table-cell office:value-type="string" calcext:value-type="string">
            <text:p>Voltage:200-240 V, 230 V|<text:span text:style-name="T1">Phase:3|Hp:5|Frame size:4</text:span></text:p>
          </table:table-cell>
          <table:table-cell office:value-type="string" calcext:value-type="string">
            <text:p>Options:Full version|Nominal AC current:17 A|Software:AA|Enclosure:IP20|Output current – max:17 A|Product Length/Depth:6.5 in|Product Height:14.57 in|Product Width:6.61 in</text:p>
          </table:table-cell>
          <table:table-cell table:style-name="ce6" office:value-type="float" office:value="1497402" calcext:value-type="float">
            <text:p>1497402</text:p>
          </table:table-cell>
          <table:table-cell office:value-type="string" calcext:value-type="string">
            <text:p><text:span text:style-name="T1">&lt;p&gt;Eaton M-Max Series Adjustable Frequency Drive Full version AA software design series FS4 frame 200–240V three–phase in 230V three–phase out IP20 enclosure rating 5 hp 17A Output current 17A Nomincal AC current.&lt;/p&gt;&lt;p&gt;Compliances:&lt;/p&gt;&lt;ul&gt;&lt;li&gt;EMC Category C2, C3, and C4 (Level H):&lt;/li&gt;&lt;li&gt;With an internal RFI filter option&lt;/li&gt;&lt;li&gt;CE Marked&lt;/li&gt;&lt;li&gt;RoHS Compliant&lt;/li&gt;&lt;li&gt;</text:span>C-Tick Compliant&lt;/li&gt;&lt;/ul&gt;</text:p>
          </table:table-cell>
          <table:table-cell table:number-columns-repeated="1017"/>
        </table:table-row>
        <table:table-row table:style-name="ro2">
          <table:table-cell office:value-type="float" office:value="6152640" calcext:value-type="float">
            <text:p>6152640</text:p>
          </table:table-cell>
          <table:table-cell office:value-type="string" calcext:value-type="string">
            <text:p>15HLE-30E</text:p>
          </table:table-cell>
          <table:table-cell table:style-name="ce5" office:value-type="string" calcext:value-type="string">
            <text:p>https://www.eaton.com/mdmfiles/PDM010366/15HLE-80E_C/1000x1000_300dpi</text:p>
          </table:table-cell>
          <table:table-cell office:value-type="string" calcext:value-type="string">
            <text:p>Voltage:14.4 kV|<text:span text:style-name="T1">Amperage:30 A</text:span></text:p>
          </table:table-cell>
          <table:table-cell office:value-type="string" calcext:value-type="string">
            <text:p>Product Length/Depth:23.5 in|Product Height:8 in|Product Width:8 in|Warranty:Not Applicable|Compliances:Contact Manufacturer|Certifications:IEEE Std. C37.41|Interrupt rating:65 kAIC|Class:Class E|Special features:Single barrel, Indoor/outdoor</text:p>
          </table:table-cell>
          <table:table-cell office:value-type="string" calcext:value-type="string">
            <text:p>Brochure:<text:a xlink:href="http://www.eaton.com/ecm/idcplg?IdcService=GET_FILE&amp;allowInterrupt=1&amp;RevisionSelectionMethod=LatestReleased&amp;noSaveAs=0&amp;Rendition=Primary&amp;dDocName=BR01303001E" xlink:type="simple">http://www.eaton.com/ecm/idcplg?IdcService=GET_FILE&amp;allowInterrupt=1&amp;RevisionSelectionMethod=LatestReleased&amp;noSaveAs=0&amp;Rendition=Primary&amp;dDocName=BR01303001E</text:a></text:p>
          </table:table-cell>
          <table:table-cell office:value-type="string" calcext:value-type="string">
            <text:p>&lt;p&gt;Specializing in medium voltage switchgear components and assemblies, Eaton has focused its knowledge and experience throughout the organization. From design engineers to application engineers, Eaton strives to continually provide the most comprehensive, in-depth customer support.&lt;/p&gt;</text:p>
          </table:table-cell>
          <table:table-cell table:number-columns-repeated="1017"/>
        </table:table-row>
        <table:table-row table:style-name="ro2">
          <table:table-cell office:value-type="float" office:value="6040645" calcext:value-type="float">
            <text:p>6040645</text:p>
          </table:table-cell>
          <table:table-cell office:value-type="string" calcext:value-type="string">
            <text:p>AHCL1630P</text:p>
          </table:table-cell>
          <table:table-cell office:value-type="string" calcext:value-type="string">
            <text:p>https://mrosupply2-dyn-images.s3.amazonaws.com/product_images/60/40645/CCL-family_red_C_500x500_72dpi.jpg</text:p>
          </table:table-cell>
          <table:table-cell office:value-type="string" calcext:value-type="string">
            <text:p>Color:Red, Black|<text:span text:style-name="T1">Voltage:480 V|Material:Nylon</text:span></text:p>
          </table:table-cell>
          <table:table-cell office:value-type="string" calcext:value-type="string">
            <text:p>Product Length/Depth:2.13 in|Product Height:2.92 in|Product Width:2.3 in|Warranty:Refer to warranty document.|Compliances:RoHS Compliant, NAFTA|Certifications:cULus Listed, NOM|Special features:Voltage Color Coding|Face/body material:Nylon|Wiring method:Back|Allowable wire size:#14-8 AWG|Amperage Rating:30A|Number Of Poles:Three-pole|Type:Locking Plug|NEMA configuration:L16-30|Design type:Ultra grip|Number of wires:4|Operatingtemperature:-40 to 60 °C (-40 to 140 °F)|Cord diameter:0.38-1.16 in (9.5-29.5 mm)|Application:Industrial|Torque rating:14-16 lbf-inch</text:p>
          </table:table-cell>
          <table:table-cell office:value-type="string" calcext:value-type="string">
            <text:p>Specifications:<text:a xlink:href="https://www.eaton.com/content/dam/eaton/products/wiring-devices-and-connectivity/wiring-devices/locking-devices/color-coded-locking-devices/ah-color-coded-L16-30-locking-devices-spec-sheet.pdf" xlink:type="simple">https://www.eaton.com/content/dam/eaton/products/wiring-devices-and-connectivity/wiring-devices/locking-devices/color-coded-locking-devices/ah-color-coded-L16-30-locking-devices-spec-sheet.pdf</text:a></text:p>
          </table:table-cell>
          <table:table-cell office:value-type="string" calcext:value-type="string">
            <text:p>&lt;p&gt;Design features for plug &amp; connector&lt;/p&gt;&lt;ul&gt;<text:span text:style-name="T1">&lt;li&gt; All nylon construction&lt;/li&gt;&lt;li&gt;EPDM gasket seals cord hole from dust and debris&lt;/li&gt;&lt;li&gt;Back wire terminal clamps for easy secure wiring&lt;/li&gt;&lt;li&gt;Individual wiring compartments with tapered channel for easy insertion of wires&lt;/li&gt;&lt;li&gt;Clear cover over wiring compartments allows easy inspection of wiring terminations&lt;/li&gt;&lt;li&gt;Rating printed on side of device&lt;/li&gt;&lt;li&gt;</text:span>Double dovetail cord clamps with reversible inserts provide secure cord retention over a full range of cord diameters&lt;/li&gt;&lt;/ul&gt;</text:p>
          </table:table-cell>
          <table:table-cell table:number-columns-repeated="1017"/>
        </table:table-row>
        <table:table-row table:style-name="ro2">
          <table:table-cell office:value-type="float" office:value="5908218" calcext:value-type="float">
            <text:p>5908218</text:p>
          </table:table-cell>
          <table:table-cell office:value-type="string" calcext:value-type="string">
            <text:p>12100RQD03</text:p>
          </table:table-cell>
          <table:table-cell office:value-type="string" calcext:value-type="string">
            <text:p>https://mrosupply2-dyn-images.s3.amazonaws.com/product_images/59/08218/70058163.jpg</text:p>
          </table:table-cell>
          <table:table-cell office:value-type="string" calcext:value-type="string">
            <text:p>Voltage:20-264 Vac</text:p>
          </table:table-cell>
          <table:table-cell office:value-type="string" calcext:value-type="string">
            <text:p>Product Length/Depth:2.55 in|Product Height:.71 in|Product Width:.47 in|Warranty:3 year|Certifications:cUL Recognized, UL Recognized|Contact configuration:AC: L1 switched, DC: NPN open collector|Maximum AC current:300 mA|Maximum DC current:300 mA|Operating temperature – min:-4 °F|Connection:Dual key micro|LED indicator:Output ON|Enclosure material:Polyurethane foam (RIM)|Sensor type:Through beam|Contact Rating:300 mA|AC/DC at 20-264 Vac/15-30 Vdc|Number of pins:4|Operating temperature – max:158 °F|Environmental rating:NEMA 1, NEMA 3, NEMA 4, NEMA 4X, NEMA 6, NEMA 12, NEMA 13, IP69K|Protection:Auto reset short circuit</text:p>
          </table:table-cell>
          <table:table-cell office:value-type="string" calcext:value-type="string">
            <text:p>Brochure:<text:a xlink:href="https://www.eaton.com/ecm/idcplg?IdcService=GET_FILE&amp;allowInterrupt=1&amp;RevisionSelectionMethod=LatestReleased&amp;noSaveAs=0&amp;Rendition=Primary&amp;dDocName=PA05305003E" xlink:type="simple">https://www.eaton.com/ecm/idcplg?IdcService=GET_FILE&amp;allowInterrupt=1&amp;RevisionSelectionMethod=LatestReleased&amp;noSaveAs=0&amp;Rendition=Primary&amp;dDocName=PA05305003E</text:a></text:p>
          </table:table-cell>
          <table:table-cell office:value-type="string" calcext:value-type="string">
            <text:p>&lt;p&gt;The Comet series is a complete line of high-performance, 18 mm tubular sensors with a variety of models and modes to solve virtually any sensing problem.&lt;/p&gt;&lt;p&gt;The sensors are available in thru-beam, reflex, polarized reflex, diffuse reflective, focused diffuse reflective, wide angle diffuse reflective, Perfect Prox, fine spot Perfect Prox and fiber optic sensing. Perfect Prox is one of the most powerful problem-solving sensors available. These sensors can reliably detect targets of different color, reflectance, contrast or surface shape at the same range, while ignoring background objects just a fraction of an inch away.&lt;/p&gt;</text:p>
          </table:table-cell>
          <table:table-cell table:number-columns-repeated="1017"/>
        </table:table-row>
        <table:table-row table:style-name="ro2">
          <table:table-cell office:value-type="float" office:value="5828764" calcext:value-type="float">
            <text:p>5828764</text:p>
          </table:table-cell>
          <table:table-cell office:value-type="string" calcext:value-type="string">
            <text:p>PKZM0-2.5</text:p>
          </table:table-cell>
          <table:table-cell office:value-type="string" calcext:value-type="string">
            <text:p>https://mrosupply2-dyn-images.s3.amazonaws.com/product_images/58/28764/XTPB004BC1_C_500x500_72dpi.jpg</text:p>
          </table:table-cell>
          <table:table-cell office:value-type="string" calcext:value-type="string">
            <text:p>Voltage:380/400 V</text:p>
          </table:table-cell>
          <table:table-cell office:value-type="string" calcext:value-type="string">
            <text:p>Product Length/Depth:76 mm|Product Height:93 mm|Product Width:45 mm|Compliances:CE Marked|Certifications:IEC 60947-4-1, UL 508, CSA Std. C22.2 No. 14, VDE, CSA, CSA File No.: 165628, CSA-C22.2 No. 60947-4-1-14, UL, IEC/EN 60947, IEC/EN 60947-4-1, VDE 0660, CSA Class No.: 3211-05, UL File No.: E36332, CE, UL 60947-4-1, UL Category, Control No.: NLRV|Rated operational current for specified heat dissipation (In):2.5 A|Short-circuit rating:Is the panel builder's responsibility. The specifications for the switchgear must be observed.|Ambient operating temperature (enclosed) – min:25 °C|Rated operational power at AC-3, 380/400 V, 50 Hz:.75 kW|Clearances and creepage distances:Meets the product standard's requirements.|Electromagnetic compatibility:Is the panel builder's responsibility. The specifications for the switchgear must be observed.|Lifting:Does not apply, since the entire switchgear needs to be evaluated.|Switching capacity:2.5 A (3 contacts in series), DC-5 up to 250V, 2.5 A, AC-3 up to 690 V|Stripping length (main cable):10 mm|Ambient operating temperature (enclosed) – max:40 °C|Verification of thermal stability of enclosures:Meets the product standard's requirements.|Ambient storage temperature – min:40 °C|Fitted with:Thermal protection|Adjustment range undelayed short-circuit release – max:39 A|Connections for external conductors:Is the panel builder's responsibility.|Rated short-circuit breaking capacity at 400 V AC:150 kA|Assigned motor power at 575/600 V, 60 Hz, 3-phase:1.5 HP|Rated operational power at AC-3, 440 V, 50 Hz:1.1 kW|Ambient operating temperature – max:55 °C|Rated operational power at AC-3, 220/230 V, 50 Hz:.37 kW|Lifespan, electrical:100,000 operations (at 400V, AC-3)|Static heat dissipation, non-current-dependent Pvs:0 W|Electrical connection type of main circuit:Screw connection|Impulse withstand voltage:Is the panel builder's responsibility.|Number of poles:Three-pole|Ambient operating temperature – min:-25 °C</text:p>
          </table:table-cell>
          <table:table-cell office:value-type="string" calcext:value-type="string">
            <text:p>Data sheet:<text:a xlink:href="http://datasheet.moeller.net/datasheet.php?model=072736&amp;locale=en_GB&amp;_lt" xlink:type="simple">http://datasheet.moeller.net/datasheet.php?model=072736&amp;locale=en_GB&amp;_lt</text:a>=</text:p>
          </table:table-cell>
          <table:table-cell office:value-type="string" calcext:value-type="string">
            <text:p>&lt;p&gt;Motor Protection Circuit Breakers (MPCBs) provide magnetic short-circuit and thermal overload protection&lt;/p&gt;&lt;p&gt;Eaton IEC motor control UL 1077 Industrial Miniature Circuit Breaker - Supplementary Protector, 2A, 10-20X <text:span text:style-name="T2">n trip, Single-pole, Standard terminals.&lt;</text:span>p&gt;</text:p>
          </table:table-cell>
          <table:table-cell table:number-columns-repeated="1017"/>
        </table:table-row>
        <table:table-row table:style-name="ro2">
          <table:table-cell office:value-type="float" office:value="5828759" calcext:value-type="float">
            <text:p>5828759</text:p>
          </table:table-cell>
          <table:table-cell office:value-type="string" calcext:value-type="string">
            <text:p>PKZM0-20</text:p>
          </table:table-cell>
          <table:table-cell office:value-type="string" calcext:value-type="string">
            <text:p>https://mrosupply2-dyn-images.s3.amazonaws.com/product_images/58/28759/XTPB004BC1_C_500x500_72dpi.jpg</text:p>
          </table:table-cell>
          <table:table-cell office:value-type="string" calcext:value-type="string">
            <text:p>Frame size:45 mm|Amperage Rating:20A</text:p>
          </table:table-cell>
          <table:table-cell office:value-type="string" calcext:value-type="string">
            <text:p>Product Length/Depth:1.8 in|Product Height:3.7 in|Product Width:3 in|Warranty:1 year|Certifications:UL 508, CSA Std. C22.2|Type:Pushbutton|Trip type:Class 10</text:p>
          </table:table-cell>
          <table:table-cell office:value-type="string" calcext:value-type="string">
            <text:p>Data sheet:<text:a xlink:href="http://datasheet.moeller.net/datasheet.php?model=046988&amp;locale=en_GB&amp;_lt" xlink:type="simple">http://datasheet.moeller.net/datasheet.php?model=046988&amp;locale=en_GB&amp;_lt</text:a>=</text:p>
          </table:table-cell>
          <table:table-cell office:value-type="string" calcext:value-type="string">
            <text:p><text:span text:style-name="T3">&lt;p&gt;Motor Protection Circuit Breakers (MPCBs) provide magnetic short-circuit and thermal overload protection&lt;/p&gt;&lt;p&gt;Eaton IEC motor control UL 1077 Industrial Miniature Circuit Breaker - Supplementary Protector, 6A, 10-20X </text:span><text:span text:style-name="T4">n trip, Single-pole, Standard terminals&lt;/</text:span><text:span text:style-name="T5">p&gt;</text:span></text:p>
          </table:table-cell>
          <table:table-cell table:number-columns-repeated="1017"/>
        </table:table-row>
        <table:table-row table:style-name="ro1">
          <table:table-cell table:style-name="ce2" office:value-type="float" office:value="5818081" calcext:value-type="float">
            <text:p>5818081</text:p>
          </table:table-cell>
          <table:table-cell table:style-name="ce4" office:value-type="string" calcext:value-type="string">
            <text:p>EATON-COO</text:p>
          </table:table-cell>
          <table:table-cell office:value-type="string" calcext:value-type="string">
            <text:p>https://mrosupply2-dyn-images.s3.amazonaws.com/product_images/58/18081/XMew8o8.png</text:p>
          </table:table-cell>
          <table:table-cell table:style-name="ce2" table:number-columns-repeated="3"/>
          <table:table-cell table:style-name="ce6" office:value-type="string" calcext:value-type="string">
            <text:p>&lt;p&gt;A Certificate of Origin (or Nafta) certifies the country where the goods originated. Certificate of Origin is one of the required documents for import customs clearance in most of the importing countries.&lt;/p&gt; &lt;div id="simple-translate"&gt; &lt;div&gt; &lt;div class="simple-translate-button " style="background-image: url(&amp;quot;moz-extension://fc4a23fa-d562-451a-9734-90257a559aa7/icons/512.png&amp;quot;); height: 22px; width: 22px; top: 10px; left: 10px;"&gt;&amp;nbsp;&lt;/div&gt; &lt;div class="simple-translate-panel " style="width: 300px; height: 200px; top: 0px; left: 0px; font-size: 13px; background-color: rgb(255, 255, 255);"&gt; &lt;div class="simple-translate-result-wrapper" style="overflow: hidden;"&gt; &lt;p class="simple-translate-result" style="color: rgb(0, 0, 0);"&gt;&amp;nbsp;&lt;/p&gt; &lt;p class="simple-translate-candidate" style="color: rgb(115, 115, 115);"&gt;&amp;nbsp;&lt;/p&gt; &lt;/div&gt; &lt;/div&gt; &lt;/div&gt; &lt;/div&gt;</text:p>
          </table:table-cell>
          <table:table-cell table:style-name="ce2" office:value-type="string" calcext:value-type="string">
            <text:p>CERTIFICATE</text:p>
          </table:table-cell>
          <table:table-cell table:style-name="ce2" table:number-columns-repeated="1016"/>
        </table:table-row>
        <table:table-row table:style-name="ro1">
          <table:table-cell table:style-name="ce2" office:value-type="float" office:value="5817869" calcext:value-type="float">
            <text:p>5817869</text:p>
          </table:table-cell>
          <table:table-cell table:style-name="ce4" office:value-type="string" calcext:value-type="string">
            <text:p>EATON-COC</text:p>
          </table:table-cell>
          <table:table-cell office:value-type="string" calcext:value-type="string">
            <text:p>https://mrosupply2-dyn-images.s3.amazonaws.com/product_images/58/17869/n48MzgU.png</text:p>
          </table:table-cell>
          <table:table-cell table:style-name="ce2" table:number-columns-repeated="3"/>
          <table:table-cell table:style-name="ce6" office:value-type="string" calcext:value-type="string">
            <text:p>&lt;p&gt;Certificate of Conformance (or Conformity or Compliance) is document given to exporters or importers to show that the good or services bought or supplied meet the required standards. The document is usually required during customs clearance of goods to some countries. COC is a document certified by a competent authority that required information of the supplied good or service has been complied with the required specifications.&lt;/p&gt; &lt;div id="simple-translate"&gt; &lt;div&gt; &lt;div class="simple-translate-button " style="background-image: url(&amp;quot;moz-extension://fc4a23fa-d562-451a-9734-90257a559aa7/icons/512.png&amp;quot;); height: 22px; width: 22px; top: 10px; left: 10px;"&gt;&amp;nbsp;&lt;/div&gt; &lt;div class="simple-translate-panel " style="width: 300px; height: 200px; top: 0px; left: 0px; font-size: 13px; background-color: rgb(255, 255, 255);"&gt; &lt;div class="simple-translate-result-wrapper" style="overflow: hidden;"&gt; &lt;p class="simple-translate-result" style="color: rgb(0, 0, 0);"&gt;&amp;nbsp;&lt;/p&gt; &lt;p class="simple-translate-candidate" style="color: rgb(115, 115, 115);"&gt;&amp;nbsp;&lt;/p&gt; &lt;/div&gt; &lt;/div&gt; &lt;/div&gt; &lt;/div&gt;</text:p>
          </table:table-cell>
          <table:table-cell table:style-name="ce2" office:value-type="string" calcext:value-type="string">
            <text:p>CERTIFICATE</text:p>
          </table:table-cell>
          <table:table-cell table:style-name="ce2" table:number-columns-repeated="1016"/>
        </table:table-row>
        <table:table-row table:style-name="ro2">
          <table:table-cell table:style-name="ce3" office:value-type="float" office:value="5817594" calcext:value-type="float">
            <text:p>5817594</text:p>
          </table:table-cell>
          <table:table-cell table:style-name="ce3" office:value-type="string" calcext:value-type="string">
            <text:p>101-1700-009</text:p>
          </table:table-cell>
          <table:table-cell office:value-type="string" calcext:value-type="string">
            <text:p>https://mrosupply2-dyn-images.s3.amazonaws.com/product_images/58/17594/0022AA01AA00A0000000000AA00J_R_220x220_96dpi.jpg</text:p>
          </table:table-cell>
          <table:table-cell table:style-name="ce3" table:number-columns-repeated="2"/>
          <table:table-cell office:value-type="string" calcext:value-type="string">
            <text:p>Drawing:<text:a xlink:href="http://wcm-prod-cs.etn.com/ecm/groups/public/@pub/@eaton/@hyd/documents/content/a-110-001_port_install.pdf" xlink:type="simple">http://wcm-prod-cs.etn.com/ecm/groups/public/@pub/@eaton/@hyd/documents/content/a-110-001_port_install.pdf</text:a></text:p>
          </table:table-cell>
          <table:table-cell office:value-type="string" calcext:value-type="string">
            <text:p>&lt;p&gt;Char-Lynn motors are extremely reliable, compact, and have tremendous power density. They provide a way to meet many needs for cost-effective power transmission requirements. Multiple motors can be driven by a single power source (pump) and controlled using a wide array of valves and variable displacement pump controls. Motors can even be configured with electronic sensors to provide digital feedback for sensing both motor direction and output speed.&lt;/p&gt;</text:p>
          </table:table-cell>
          <table:table-cell table:style-name="ce3" office:value-type="string" calcext:value-type="string">
            <text:p>INVISIBLE &amp; OBSOLETE</text:p>
          </table:table-cell>
          <table:table-cell table:style-name="ce3" table:number-columns-repeated="1016"/>
        </table:table-row>
        <table:table-row table:style-name="ro1">
          <table:table-cell office:value-type="float" office:value="5815174" calcext:value-type="float">
            <text:p>5815174</text:p>
          </table:table-cell>
          <table:table-cell office:value-type="string" calcext:value-type="string">
            <text:p>2147A58G03</text:p>
          </table:table-cell>
          <table:table-cell office:value-type="string" calcext:value-type="string">
            <text:p>https://mrosupply2-dyn-images.s3.amazonaws.com/product_images/58/15174/5815174.jpg</text:p>
          </table:table-cell>
          <table:table-cell office:value-type="string" calcext:value-type="string">
            <text:p>Amperage:400A</text:p>
          </table:table-cell>
          <table:table-cell office:value-type="string" calcext:value-type="string">
            <text:p>Product Length/Depth:8.25 in|Product Height:7 in|Product Width:6.75 in|Product Weight:4.4 lb|Certifications:UL Listed, CSA Certified|Type:Ampgard renewal part motor starter components|Quantity:1|Rating:400 A|Relay:400 A</text:p>
          </table:table-cell>
          <table:table-cell table:number-columns-repeated="1019"/>
        </table:table-row>
        <table:table-row table:style-name="ro2">
          <table:table-cell office:value-type="float" office:value="5767529" calcext:value-type="float">
            <text:p>5767529</text:p>
          </table:table-cell>
          <table:table-cell office:value-type="string" calcext:value-type="string">
            <text:p>AN56DN0AB</text:p>
          </table:table-cell>
          <table:table-cell office:value-type="string" calcext:value-type="string">
            <text:p>https://mrosupply2-dyn-images.s3.amazonaws.com/product_images/57/67529/AN56DN0AB_C_1000x1000_300dpi_YUA5d7i.jpg</text:p>
          </table:table-cell>
          <table:table-cell table:style-name="Default"/>
          <table:table-cell office:value-type="string" calcext:value-type="string">
            <text:p>Product Length/Depth:4.61 in|Product Height:3.31 in|Product Width:4.38 in|Certifications:CSA Certified, UL Listed|Catalog Notes:Heater Packs must be purchased separately</text:p>
          </table:table-cell>
          <table:table-cell office:value-type="string" calcext:value-type="string">
            <text:p>Specifications:<text:a xlink:href="https://www.eaton.com/ecm/idcplg?IdcService=GET_FILE&amp;allowInterrupt=1&amp;RevisionSelectionMethod=LatestReleased&amp;noSaveAs=0&amp;Rendition=Primary&amp;dDocName=TD03301007E" xlink:type="simple">https://www.eaton.com/ecm/idcplg?IdcService=GET_FILE&amp;allowInterrupt=1&amp;RevisionSelectionMethod=LatestReleased&amp;noSaveAs=0&amp;Rendition=Primary&amp;dDocName=TD03301007E</text:a></text:p>
          </table:table-cell>
          <table:table-cell office:value-type="string" calcext:value-type="string">
            <text:p>&lt;p&gt;Enclosures provide mechanical and electrical protection for operator and equipment. Brief descriptions of the various types of enclosures offered by Eaton are given below. NEMA Standards Publication No. 250 for more comprehensive descriptions, definitions and/or test criteria. All Eaton enclosures are NEMA ICS 6 compliant&lt;/p&gt;&lt;p&gt;Eaton Freedom NEMA motor control starter, Reversing Reset Overload Relay Starter, 2 hp at 115V, 3 hp at 230V, 7-1/2 hp at 208,240V, 10 hp at 480,600V maximum horsepower, 120V/60 Hz or 110V/50 Hz coil voltage, 27A, Three-pole, Size 1&lt;/p&gt;</text:p>
          </table:table-cell>
          <table:table-cell table:number-columns-repeated="1017"/>
        </table:table-row>
        <table:table-row table:style-name="ro2">
          <table:table-cell office:value-type="float" office:value="2839967" calcext:value-type="float">
            <text:p>2839967</text:p>
          </table:table-cell>
          <table:table-cell office:value-type="string" calcext:value-type="string">
            <text:p>11100RQD03</text:p>
          </table:table-cell>
          <table:table-cell office:value-type="string" calcext:value-type="string">
            <text:p>https://mrosupply2-dyn-images.s3.amazonaws.com/product_images/28/39967/70056667.jpg</text:p>
          </table:table-cell>
          <table:table-cell office:value-type="string" calcext:value-type="string">
            <text:p>Voltage:20-264 Vac</text:p>
          </table:table-cell>
          <table:table-cell office:value-type="string" calcext:value-type="string">
            <text:p>Product Length/Depth:2.55 in|Product Height:.71 in|Product Width:.47 in|Warranty:3 year|Certifications:cUL Recognized, UL Recognized|Enclosure material:Polyurethane foam (RIM)|Series:Comet|Sensor type:Through beam|Number of pins:4|Operating temperature – min:-4 °F|Input voltage:20-264 Vac at 50/60 Hz, 15-30 Vdc (NPN)|Operating temperature – max:158 °F|Connection:Dual key micro|Environmental rating:NEMA 1, NEMA 3, NEMA 4, NEMA 4X, NEMA 6, NEMA 12, NEMA 13, IP69K|LED indicator:Power</text:p>
          </table:table-cell>
          <table:table-cell office:value-type="string" calcext:value-type="string">
            <text:p>Brochure:<text:a xlink:href="https://www.eaton.com/ecm/idcplg?IdcService=GET_FILE&amp;allowInterrupt=1&amp;RevisionSelectionMethod=LatestReleased&amp;noSaveAs=0&amp;Rendition=Primary&amp;dDocName=PA05305003E" xlink:type="simple">https://www.eaton.com/ecm/idcplg?IdcService=GET_FILE&amp;allowInterrupt=1&amp;RevisionSelectionMethod=LatestReleased&amp;noSaveAs=0&amp;Rendition=Primary&amp;dDocName=PA05305003E</text:a></text:p>
          </table:table-cell>
          <table:table-cell office:value-type="string" calcext:value-type="string">
            <text:p>&lt;p&gt;Comet features the most optical power, giving OEMs a much greater margin to keep a machine running reliably.&lt;/p&gt;&lt;p&gt;Comet has a unique housing that completely encapsulates the sensor circuit board in a highly shock and vibration resistant, unitized package.&lt;/p&gt;&lt;p&gt;Eaton Comet 18mm tubular photoelectric sensor,Through Beam, Right Angle, Power, Dual key micro, 4 pin, 20-264 Vac 50/60 Hz, 15-30 Vdc (NPN).&lt;/p&gt;</text:p>
          </table:table-cell>
          <table:table-cell table:number-columns-repeated="1017"/>
        </table:table-row>
        <table:table-row table:style-name="ro1">
          <table:table-cell office:value-type="float" office:value="2070633" calcext:value-type="float">
            <text:p>2070633</text:p>
          </table:table-cell>
          <table:table-cell office:value-type="string" calcext:value-type="string">
            <text:p>PKZM0-16XT</text:p>
          </table:table-cell>
          <table:table-cell office:value-type="string" calcext:value-type="string">
            <text:p>https://mrosupply2-dyn-images.s3.amazonaws.com/product_images/20/70633/XTPB004BC1_C_500x500_72dpi.jpg</text:p>
          </table:table-cell>
          <table:table-cell office:value-type="string" calcext:value-type="string">
            <text:p>Amperage Rating:16A|<text:span text:style-name="T1">Frame Size:45 mm</text:span></text:p>
          </table:table-cell>
          <table:table-cell office:value-type="string" calcext:value-type="string">
            <text:p>Product Length/Depth:1.8 in|Product Height:3.7 in|Product Width:3 in|Type:Pushbutton|Trip Type:Class 10</text:p>
          </table:table-cell>
          <table:table-cell table:style-name="Default"/>
          <table:table-cell table:number-columns-repeated="1018"/>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7">00/00/0000</text:date>, <text:time style:data-style-name="N2" text:time-value="21:36:32.4336390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dc:date>2023-02-07T01:10:49.840393292</dc:date>
    <meta:editing-duration>PT2H42M16S</meta:editing-duration>
    <meta:editing-cycles>15</meta:editing-cycles>
    <meta:document-statistic meta:table-count="1" meta:cell-count="88" meta:object-count="0"/>
  </office:meta>
</office:document-meta>
</file>